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Heading_20_1">
      <style:paragraph-properties fo:break-before="page"/>
      <style:text-properties officeooo:paragraph-rsid="0011a0d1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58ca0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22. Maximum Score After Splitting a String</text:h>
      <text:p text:style-name="P2">Given a string <text:span text:style-name="Source_20_Text"><text:span text:style-name="T1">s</text:span></text:span> of zeros and ones, <text:span text:style-name="Emphasis"><text:span text:style-name="T2">return the maximum score after splitting the string into two </text:span></text:span><text:span text:style-name="Emphasis"><text:span text:style-name="Strong_20_Emphasis"><text:span text:style-name="T2">non-empty</text:span></text:span></text:span><text:span text:style-name="Emphasis"><text:span text:style-name="T2"> substrings</text:span></text:span> (i.e. <text:span text:style-name="Strong_20_Emphasis"><text:span text:style-name="T2">left</text:span></text:span> substring and <text:span text:style-name="Strong_20_Emphasis"><text:span text:style-name="T2">right</text:span></text:span> substring).</text:p>
      <text:p text:style-name="P2">The score after splitting a string is the number of <text:span text:style-name="Strong_20_Emphasis"><text:span text:style-name="T2">zeros</text:span></text:span> in the <text:span text:style-name="Strong_20_Emphasis"><text:span text:style-name="T2">left</text:span></text:span> substring plus the number of <text:span text:style-name="Strong_20_Emphasis"><text:span text:style-name="T2">ones</text:span></text:span> in the <text:span text:style-name="Strong_20_Emphasis"><text:span text:style-name="T2">right</text:span></text:span> substring.</text:p>
      <text:p text:style-name="P2"> </text:p>
      <text:p text:style-name="P2"><text:span text:style-name="Strong_20_Emphasis"><text:span text:style-name="T2">Example 1:</text:span></text:span></text:p>
      <text:p text:style-name="P1"><text:span text:style-name="Strong_20_Emphasis"><text:span text:style-name="T2">Input:</text:span></text:span> s = "011101"</text:p>
      <text:p text:style-name="P1"><text:span text:style-name="Strong_20_Emphasis"><text:span text:style-name="T2">Output:</text:span></text:span> 5 </text:p>
      <text:p text:style-name="P1"><text:span text:style-name="Strong_20_Emphasis"><text:span text:style-name="T2">Explanation:</text:span></text:span> </text:p>
      <text:p text:style-name="P6">All possible ways of splitting s into two non-empty substrings are:</text:p>
      <text:p text:style-name="P6">left = "0" and right = "11101", score = 1 + 4 = 5 </text:p>
      <text:p text:style-name="P6">left = "01" and right = "1101", score = 1 + 3 = 4 </text:p>
      <text:p text:style-name="P6">left = "011" and right = "101", score = 1 + 2 = 3 </text:p>
      <text:p text:style-name="P6">left = "0111" and right = "01", score = 1 + 1 = 2 </text:p>
      <text:p text:style-name="P5">left = "01110" and right = "1", score = 2 + 1 = 3</text:p>
      <text:p text:style-name="P2"><text:span text:style-name="Strong_20_Emphasis"><text:span text:style-name="T2">Example 2:</text:span></text:span></text:p>
      <text:p text:style-name="P1"><text:span text:style-name="Strong_20_Emphasis"><text:span text:style-name="T2">Input:</text:span></text:span> s = "00111"</text:p>
      <text:p text:style-name="P1"><text:span text:style-name="Strong_20_Emphasis"><text:span text:style-name="T2">Output:</text:span></text:span> 5</text:p>
      <text:p text:style-name="P3"><text:span text:style-name="Strong_20_Emphasis"><text:span text:style-name="T2">Explanation:</text:span></text:span> When left = "00" and right = "111", we get the maximum score = 2 + 3 = 5</text:p>
      <text:p text:style-name="P2"><text:span text:style-name="Strong_20_Emphasis"><text:span text:style-name="T2">Example 3:</text:span></text:span></text:p>
      <text:p text:style-name="P1"><text:span text:style-name="Strong_20_Emphasis"><text:span text:style-name="T2">Input:</text:span></text:span> s = "1111"</text:p>
      <text:p text:style-name="P3"><text:span text:style-name="Strong_20_Emphasis"><text:span text:style-name="T2">Output:</text:span></text:span> 3</text:p>
      <text:p text:style-name="P2"><text:span text:style-name="Strong_20_Emphasis"><text:span text:style-name="T2">Constraints:</text:span></text:span></text:p>
      <text:list text:style-name="L1">
        <text:list-item>
          <text:p text:style-name="P10"><text:span text:style-name="Source_20_Text"><text:span text:style-name="T1">2 &lt;= s.length &lt;= 500</text:span></text:span></text:p>
        </text:list-item>
        <text:list-item>
          <text:p text:style-name="P11">The string <text:span text:style-name="Source_20_Text"><text:span text:style-name="T1">s</text:span></text:span> consists of characters <text:span text:style-name="Source_20_Text"><text:span text:style-name="T1">'0'</text:span></text:span> and <text:span text:style-name="Source_20_Text"><text:span text:style-name="T1">'1'</text:span></text:span> only.</text:p>
        </text:list-item>
      </text:list>
      <text:p text:style-name="P4"/>
      <text:h text:style-name="P7" text:outline-level="1">1422. Maximum Score After Splitting a String</text:h>
      <text:p text:style-name="P12">/*</text:p>
      <text:p text:style-name="P13"><text:s text:c="4"/>Prefix array + Suffix array</text:p>
      <text:p text:style-name="P12"><text:s text:c="4"/>Time compelxity: O(5n)</text:p>
      <text:p text:style-name="P12"><text:s text:c="4"/>Space complexity: O(2n)</text:p>
      <text:p text:style-name="P12">*/</text:p>
      <text:p text:style-name="P12">class Solution {</text:p>
      <text:p text:style-name="P12">public:</text:p>
      <text:p text:style-name="P12"><text:s text:c="4"/>int maxScore(std::string s){</text:p>
      <text:p text:style-name="P12"><text:s text:c="8"/>int n=s.size();</text:p>
      <text:p text:style-name="P12"/>
      <text:p text:style-name="P12"><text:s text:c="7"/><text:span text:style-name="T3"><text:s/>std::vector&lt;int&gt; prefix_0(n);</text:span></text:p>
      <text:p text:style-name="P14"><text:s text:c="8"/>prefix_0[0]=int(s[0]=='0');</text:p>
      <text:p text:style-name="P14"><text:s text:c="8"/>for(int i=1;i&lt;n;++i) prefix_0[i]=prefix_0[i-1]+int(s[i]=='0');</text:p>
      <text:p text:style-name="P12"/>
      <text:p text:style-name="P12"><text:s text:c="8"/>std::vector&lt;int&gt; suffix_1(n);</text:p>
      <text:p text:style-name="P12"><text:s text:c="8"/>suffix_1[n-1]=int(s[n-1]=='1');</text:p>
      <text:p text:style-name="P12"><text:s text:c="8"/>for(int i=n-2;i&gt;=0;--i) suffix_1[i]=suffix_1[i+1]+int(s[i]=='1');</text:p>
      <text:p text:style-name="P12"/>
      <text:p text:style-name="P12"><text:s text:c="8"/>int ans=0;</text:p>
      <text:p text:style-name="P12"><text:s text:c="8"/>for(int i=0;i&lt;n-1;++i){</text:p>
      <text:p text:style-name="P12"><text:s text:c="12"/>ans=std::max(ans,prefix_0[i]+suffix_1[i+1]);</text:p>
      <text:p text:style-name="P12"><text:s text:c="8"/>}</text:p>
      <text:p text:style-name="P12"><text:s text:c="8"/>return ans;</text:p>
      <text:p text:style-name="P12"><text:s text:c="4"/>}</text:p>
      <text:p text:style-name="P12">};</text:p>
      <text:h text:style-name="P8" text:outline-level="1">1422. Maximum Score After Splitting a String</text:h>
      <text:p text:style-name="P15">/*</text:p>
      <text:p text:style-name="P15"><text:s text:c="4"/><text:span text:style-name="T4">Space optimization</text:span></text:p>
      <text:p text:style-name="P15"><text:s text:c="4"/>Time compelxity: O(2n)</text:p>
      <text:p text:style-name="P15"><text:s text:c="4"/>Space complexity: O(1)</text:p>
      <text:p text:style-name="P15">*/</text:p>
      <text:p text:style-name="P15">class Solution {</text:p>
      <text:p text:style-name="P15">public:</text:p>
      <text:p text:style-name="P15"><text:s text:c="4"/>int maxScore(std::string s){</text:p>
      <text:p text:style-name="P15"><text:s text:c="8"/>int n=s.size();</text:p>
      <text:p text:style-name="P15"/>
      <text:p text:style-name="P15"><text:s text:c="8"/>int ones_in_right=0;</text:p>
      <text:p text:style-name="P15"><text:s text:c="8"/>for(auto&amp; c: s){</text:p>
      <text:p text:style-name="P15"><text:s text:c="12"/>if(c=='1') ones_in_right++;</text:p>
      <text:p text:style-name="P15"><text:s text:c="8"/>}</text:p>
      <text:p text:style-name="P15"/>
      <text:p text:style-name="P15"><text:s text:c="8"/>int zeros_in_left=0,ans=0;</text:p>
      <text:p text:style-name="P15"><text:s text:c="8"/>for(int i=0;i&lt;n-1;++i){</text:p>
      <text:p text:style-name="P15"><text:s text:c="12"/>if(s[i]=='0') zeros_in_left++;</text:p>
      <text:p text:style-name="P15"><text:s text:c="12"/>else ones_in_right--;</text:p>
      <text:p text:style-name="P15"><text:s text:c="12"/>ans=std::max(ans,zeros_in_left+ones_in_right);</text:p>
      <text:p text:style-name="P15"><text:s text:c="8"/>}</text:p>
      <text:p text:style-name="P15"><text:s text:c="8"/>return ans;</text:p>
      <text:p text:style-name="P15"><text:s text:c="4"/>}</text:p>
      <text:p text:style-name="P15">};</text:p>
      <text:h text:style-name="P9" text:outline-level="1">1422. Maximum Score After Splitting a String</text:h>
      <text:p text:style-name="P15">/*</text:p>
      <text:p text:style-name="P15"><text:s text:c="4"/><text:span text:style-name="T4">One pass</text:span></text:p>
      <text:p text:style-name="P15"><text:s text:c="4"/>Time compelxity: O(n)</text:p>
      <text:p text:style-name="P15"><text:s text:c="4"/>Space complexity: O(1)</text:p>
      <text:p text:style-name="P15">*/</text:p>
      <text:p text:style-name="P15">class Solution {</text:p>
      <text:p text:style-name="P15">public:</text:p>
      <text:p text:style-name="P15"><text:s text:c="4"/>int maxScore(std::string s){</text:p>
      <text:p text:style-name="P15"><text:s text:c="8"/>int n=s.size();</text:p>
      <text:p text:style-name="P15"><text:s text:c="8"/>int zeros_in_left=0,ones_in_left=0,ans=INT_MIN;</text:p>
      <text:p text:style-name="P15"><text:s text:c="8"/>for(int i=0;i&lt;n-1;++i){</text:p>
      <text:p text:style-name="P15"><text:s text:c="12"/>if(s[i]=='0') zeros_in_left++;</text:p>
      <text:p text:style-name="P15"><text:s text:c="12"/>else ones_in_left++;</text:p>
      <text:p text:style-name="P15"><text:s text:c="12"/>ans=std::max(ans,zeros_in_left-ones_in_left);</text:p>
      <text:p text:style-name="P15"><text:s text:c="8"/>}</text:p>
      <text:p text:style-name="P15"><text:s text:c="8"/>return ans+ones_in_left+int(s[n-1]=='1');</text:p>
      <text:p text:style-name="P15"><text:s text:c="4"/>}</text:p>
      <text:p text:style-name="P1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9:16:43.301654337</meta:creation-date>
    <dc:date>2025-01-01T19:52:32.647143048</dc:date>
    <meta:editing-duration>PT19M12S</meta:editing-duration>
    <meta:editing-cycles>4</meta:editing-cycles>
    <meta:generator>LibreOffice/24.2.7.2$Linux_X86_64 LibreOffice_project/420$Build-2</meta:generator>
    <meta:print-date>2025-01-01T19:36:10.574652835</meta:print-date>
    <meta:printed-by>PDF files</meta:printed-by>
    <meta:document-statistic meta:table-count="0" meta:image-count="0" meta:object-count="0" meta:page-count="4" meta:paragraph-count="90" meta:word-count="343" meta:character-count="2594" meta:non-whitespace-character-count="1988"/>
  </office:meta>
</office:document-meta>
</file>